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a80b" officeooo:paragraph-rsid="0006a8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 de apuntes Diseñador Web Full Stacks</text:p>
      <text:p text:style-name="P1">Aquí subiré mis apunt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6T13:58:25.667000000</meta:creation-date>
    <dc:date>2023-02-26T13:59:36.607000000</dc:date>
    <meta:editing-duration>PT1M11S</meta:editing-duration>
    <meta:editing-cycles>1</meta:editing-cycles>
    <meta:document-statistic meta:table-count="0" meta:image-count="0" meta:object-count="0" meta:page-count="1" meta:paragraph-count="2" meta:word-count="11" meta:character-count="68" meta:non-whitespace-character-count="59"/>
    <meta:generator>LibreOffice/7.4.5.1$Windows_X86_64 LibreOffice_project/9c0871452b3918c1019dde9bfac75448afc4b57f</meta:generator>
  </office:meta>
</office:document-meta>
</file>